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b4f5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b4f5a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ed8c0" officeooo:paragraph-rsid="001ed8c0"/>
    </style:style>
    <style:style style:name="P4" style:family="paragraph" style:parent-style-name="Standard">
      <style:text-properties officeooo:rsid="00211783" officeooo:paragraph-rsid="00211783"/>
    </style:style>
    <style:style style:name="P5" style:family="paragraph" style:parent-style-name="Standard">
      <style:text-properties officeooo:rsid="0021b513" officeooo:paragraph-rsid="0021b513"/>
    </style:style>
    <style:style style:name="P6" style:family="paragraph" style:parent-style-name="Standard">
      <style:text-properties fo:font-style="normal" officeooo:rsid="002d7e22" officeooo:paragraph-rsid="002d7e22" style:font-style-asian="normal" style:font-style-complex="normal"/>
    </style:style>
    <style:style style:name="P7" style:family="paragraph" style:parent-style-name="Standard">
      <style:text-properties fo:font-style="normal" officeooo:rsid="0025c900" officeooo:paragraph-rsid="0025c900" style:font-style-asian="normal" style:font-style-complex="normal"/>
    </style:style>
    <style:style style:name="P8" style:family="paragraph" style:parent-style-name="Standard">
      <style:text-properties fo:font-style="normal" officeooo:rsid="00274791" officeooo:paragraph-rsid="00274791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274791" officeooo:paragraph-rsid="0027479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294bc3" officeooo:paragraph-rsid="0029110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a7d39" officeooo:paragraph-rsid="002a7d3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d7e22" officeooo:paragraph-rsid="002d7e2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dec5d" officeooo:paragraph-rsid="002dec5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06c99" officeooo:paragraph-rsid="00306c9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1535f" officeooo:paragraph-rsid="0031535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35ba93" officeooo:paragraph-rsid="0035ba9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72847" officeooo:paragraph-rsid="00366d1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66d15" officeooo:paragraph-rsid="00366d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b84fd" officeooo:paragraph-rsid="003b84f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c7657" officeooo:paragraph-rsid="003c765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feaea" officeooo:paragraph-rsid="003feae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375c3" officeooo:paragraph-rsid="004375c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56ec5" officeooo:paragraph-rsid="00456ec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72dd6" officeooo:paragraph-rsid="00472dd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7fcc1" officeooo:paragraph-rsid="0047fcc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a7911" officeooo:paragraph-rsid="004a791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4b23a5" officeooo:paragraph-rsid="004b23a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4e62b0" officeooo:paragraph-rsid="004e62b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4e9271" officeooo:paragraph-rsid="004e927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4ea281" officeooo:paragraph-rsid="004ea28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ff51d" officeooo:paragraph-rsid="004ff51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52dd17" officeooo:paragraph-rsid="0052dd1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537cfc" officeooo:paragraph-rsid="00537cf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57620" officeooo:paragraph-rsid="00557620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58caa" officeooo:paragraph-rsid="005d1821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92950" officeooo:paragraph-rsid="00592950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5a17f2" officeooo:paragraph-rsid="005a17f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52dd17" officeooo:paragraph-rsid="0052dd1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56e7b0" officeooo:paragraph-rsid="0056e7b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572aea" officeooo:paragraph-rsid="00572aea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584374" officeooo:paragraph-rsid="0058437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5b1e0e" officeooo:paragraph-rsid="005b1e0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5d1821" officeooo:paragraph-rsid="005d182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officeooo:rsid="0025c900" officeooo:paragraph-rsid="0025c900"/>
    </style:style>
    <style:style style:name="P45" style:family="paragraph" style:parent-style-name="Standard">
      <style:text-properties officeooo:rsid="0029110a" officeooo:paragraph-rsid="0029110a"/>
    </style:style>
    <style:style style:name="P46" style:family="paragraph" style:parent-style-name="Standard">
      <style:text-properties officeooo:rsid="002a7d39" officeooo:paragraph-rsid="002a7d39"/>
    </style:style>
    <style:style style:name="P47" style:family="paragraph" style:parent-style-name="Standard">
      <style:text-properties officeooo:rsid="002a7d39" officeooo:paragraph-rsid="00486f19"/>
    </style:style>
    <style:style style:name="P48" style:family="paragraph" style:parent-style-name="Standard">
      <style:text-properties officeooo:rsid="002bed2d" officeooo:paragraph-rsid="002bed2d"/>
    </style:style>
    <style:style style:name="P49" style:family="paragraph" style:parent-style-name="Standard">
      <style:text-properties fo:font-style="italic" officeooo:rsid="00306c99" officeooo:paragraph-rsid="00306c99" style:font-style-asian="italic" style:font-style-complex="italic"/>
    </style:style>
    <style:style style:name="P50" style:family="paragraph" style:parent-style-name="Standard">
      <style:text-properties fo:font-style="italic" officeooo:rsid="0035ba93" officeooo:paragraph-rsid="0035ba93" style:font-style-asian="italic" style:font-style-complex="italic"/>
    </style:style>
    <style:style style:name="P51" style:family="paragraph" style:parent-style-name="Standard">
      <style:text-properties fo:font-style="italic" officeooo:rsid="00366d15" officeooo:paragraph-rsid="00366d15" style:font-style-asian="italic" style:font-style-complex="italic"/>
    </style:style>
    <style:style style:name="P52" style:family="paragraph" style:parent-style-name="Standard">
      <style:text-properties fo:font-style="italic" officeooo:rsid="00372847" officeooo:paragraph-rsid="00372847" style:font-style-asian="italic" style:font-style-complex="italic"/>
    </style:style>
    <style:style style:name="P53" style:family="paragraph" style:parent-style-name="Standard">
      <style:text-properties fo:font-style="italic" officeooo:rsid="00389a13" officeooo:paragraph-rsid="00389a13" style:font-style-asian="italic" style:font-style-complex="italic"/>
    </style:style>
    <style:style style:name="P54" style:family="paragraph" style:parent-style-name="Standard">
      <style:text-properties fo:font-style="italic" officeooo:rsid="003b84fd" officeooo:paragraph-rsid="003b84fd" style:font-style-asian="italic" style:font-style-complex="italic"/>
    </style:style>
    <style:style style:name="P55" style:family="paragraph" style:parent-style-name="Standard">
      <style:text-properties fo:font-style="italic" officeooo:rsid="003c7657" officeooo:paragraph-rsid="003c7657" style:font-style-asian="italic" style:font-style-complex="italic"/>
    </style:style>
    <style:style style:name="P56" style:family="paragraph" style:parent-style-name="Standard">
      <style:text-properties fo:font-style="italic" officeooo:rsid="003e0e53" officeooo:paragraph-rsid="003e0e53" style:font-style-asian="italic" style:font-style-complex="italic"/>
    </style:style>
    <style:style style:name="P57" style:family="paragraph" style:parent-style-name="Standard">
      <style:text-properties fo:font-style="italic" officeooo:rsid="0021b513" officeooo:paragraph-rsid="0021b513" style:font-style-asian="italic" style:font-style-complex="italic"/>
    </style:style>
    <style:style style:name="P58" style:family="paragraph" style:parent-style-name="Standard">
      <style:text-properties fo:font-style="italic" fo:font-weight="normal" officeooo:rsid="002bed2d" officeooo:paragraph-rsid="002a7d39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64a954" officeooo:paragraph-rsid="0064a954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652f57" officeooo:paragraph-rsid="00652f5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663a3c" officeooo:paragraph-rsid="00663a3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676b21" officeooo:paragraph-rsid="00676b21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69aaf8" officeooo:paragraph-rsid="0069aaf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6cbe68" officeooo:paragraph-rsid="006cbe68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72c89f" officeooo:paragraph-rsid="0072c89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officeooo:rsid="002eb0b8" officeooo:paragraph-rsid="00740859" style:font-style-asian="normal" style:font-style-complex="normal"/>
    </style:style>
    <style:style style:name="P67" style:family="paragraph" style:parent-style-name="Standard">
      <style:text-properties fo:font-style="normal" fo:font-weight="normal" officeooo:rsid="004a7911" officeooo:paragraph-rsid="004a791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740859" officeooo:paragraph-rsid="00740859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676b21" officeooo:paragraph-rsid="00676b21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69b1d0" officeooo:paragraph-rsid="0069b1d0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officeooo:rsid="001b4f5a" officeooo:paragraph-rsid="001b4f5a"/>
    </style:style>
    <style:style style:name="P72" style:family="paragraph" style:parent-style-name="Standard">
      <style:text-properties officeooo:rsid="0069fd0b" officeooo:paragraph-rsid="0069fd0b"/>
    </style:style>
    <style:style style:name="P73" style:family="paragraph" style:parent-style-name="Standard">
      <style:text-properties officeooo:rsid="006bb179" officeooo:paragraph-rsid="006bb17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6ec9" style:font-style-asian="italic" style:font-style-complex="italic"/>
    </style:style>
    <style:style style:name="T3" style:family="text">
      <style:text-properties fo:font-style="italic" officeooo:rsid="00389a13" style:font-style-asian="italic" style:font-style-complex="italic"/>
    </style:style>
    <style:style style:name="T4" style:family="text">
      <style:text-properties fo:font-style="italic" officeooo:rsid="003b5b3a" style:font-style-asian="italic" style:font-style-complex="italic"/>
    </style:style>
    <style:style style:name="T5" style:family="text">
      <style:text-properties fo:font-style="italic" officeooo:rsid="00428939" style:font-style-asian="italic" style:font-style-complex="italic"/>
    </style:style>
    <style:style style:name="T6" style:family="text">
      <style:text-properties fo:font-style="italic" officeooo:rsid="005b97da" style:font-style-asian="italic" style:font-style-complex="italic"/>
    </style:style>
    <style:style style:name="T7" style:family="text">
      <style:text-properties fo:font-style="italic" officeooo:rsid="006e5ccf" style:font-style-asian="italic" style:font-style-complex="italic"/>
    </style:style>
    <style:style style:name="T8" style:family="text">
      <style:text-properties fo:font-style="italic" officeooo:rsid="00703537" style:font-style-asian="italic" style:font-style-complex="italic"/>
    </style:style>
    <style:style style:name="T9" style:family="text">
      <style:text-properties fo:font-style="italic" officeooo:rsid="0070d2c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94bc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bed2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86f1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e8950"/>
    </style:style>
    <style:style style:name="T16" style:family="text">
      <style:text-properties officeooo:rsid="0021832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94bc3" style:font-style-asian="normal" style:font-style-complex="normal"/>
    </style:style>
    <style:style style:name="T19" style:family="text">
      <style:text-properties fo:font-style="normal" officeooo:rsid="00326f86" style:font-style-asian="normal" style:font-style-complex="normal"/>
    </style:style>
    <style:style style:name="T20" style:family="text">
      <style:text-properties fo:font-style="normal" officeooo:rsid="00389a13" style:font-style-asian="normal" style:font-style-complex="normal"/>
    </style:style>
    <style:style style:name="T21" style:family="text">
      <style:text-properties fo:font-style="normal" officeooo:rsid="003b5b3a" style:font-style-asian="normal" style:font-style-complex="normal"/>
    </style:style>
    <style:style style:name="T22" style:family="text">
      <style:text-properties fo:font-style="normal" fo:font-weight="bold" officeooo:rsid="00294bc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72847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94bc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bed2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7284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a713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e87c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ed8c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86f19" style:font-style-asian="normal" style:font-weight-asian="normal" style:font-style-complex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ed2d" style:font-weight-asian="normal" style:font-weight-complex="normal"/>
    </style:style>
    <style:style style:name="T35" style:family="text">
      <style:text-properties fo:font-weight="normal" officeooo:rsid="002f1f7f" style:font-weight-asian="normal" style:font-weight-complex="normal"/>
    </style:style>
    <style:style style:name="T36" style:family="text">
      <style:text-properties fo:font-weight="normal" officeooo:rsid="00372847" style:font-weight-asian="normal" style:font-weight-complex="normal"/>
    </style:style>
    <style:style style:name="T37" style:family="text">
      <style:text-properties fo:font-weight="normal" officeooo:rsid="003ed8cf" style:font-weight-asian="normal" style:font-weight-complex="normal"/>
    </style:style>
    <style:style style:name="T38" style:family="text">
      <style:text-properties fo:font-weight="normal" officeooo:rsid="00740859" style:font-weight-asian="normal" style:font-weight-complex="normal"/>
    </style:style>
    <style:style style:name="T39" style:family="text">
      <style:text-properties officeooo:rsid="00428939"/>
    </style:style>
    <style:style style:name="T40" style:family="text">
      <style:text-properties officeooo:rsid="004c6579"/>
    </style:style>
    <style:style style:name="T41" style:family="text">
      <style:text-properties officeooo:rsid="004e62b0"/>
    </style:style>
    <style:style style:name="T42" style:family="text">
      <style:text-properties officeooo:rsid="00513e24"/>
    </style:style>
    <style:style style:name="T43" style:family="text">
      <style:text-properties officeooo:rsid="005a17f2"/>
    </style:style>
    <style:style style:name="T44" style:family="text">
      <style:text-properties officeooo:rsid="005b97da"/>
    </style:style>
    <style:style style:name="T45" style:family="text">
      <style:text-properties officeooo:rsid="005ec86f"/>
    </style:style>
    <style:style style:name="T46" style:family="text">
      <style:text-properties officeooo:rsid="006342e7"/>
    </style:style>
    <style:style style:name="T47" style:family="text">
      <style:text-properties officeooo:rsid="0069b1d0"/>
    </style:style>
    <style:style style:name="T48" style:family="text">
      <style:text-properties officeooo:rsid="0069ed2a"/>
    </style:style>
    <style:style style:name="T49" style:family="text">
      <style:text-properties officeooo:rsid="006cc35e"/>
    </style:style>
    <style:style style:name="T50" style:family="text">
      <style:text-properties officeooo:rsid="006e5ccf"/>
    </style:style>
    <style:style style:name="T51" style:family="text">
      <style:text-properties officeooo:rsid="00703537"/>
    </style:style>
    <style:style style:name="T52" style:family="text">
      <style:text-properties officeooo:rsid="00705354"/>
    </style:style>
    <style:style style:name="T53" style:family="text">
      <style:text-properties officeooo:rsid="0070d2cb"/>
    </style:style>
    <style:style style:name="T54" style:family="text">
      <style:text-properties officeooo:rsid="00740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Java</text:p>
      <text:p text:style-name="P1"/>
      <text:p text:style-name="P1"/>
      <text:p text:style-name="P1">Beaucoup de résolutions à l'exécution et pas à la compilation : plus facile pour définir des tableaux <text:tab/>dynamiques<text:span text:style-name="T15">.</text:span></text:p>
      <text:p text:style-name="P1"/>
      <text:p text:style-name="P1">Toutes les classes par défaut contiennent la méthode <text:span text:style-name="T1">toString()</text:span><text:span text:style-name="T19">. Son appel est souvent implicite.</text:span><text:span text:style-name="T20"> En <text:tab/>définir une pour sa classe (renvoie </text:span><text:span text:style-name="T3">string</text:span><text:span text:style-name="T20">, pas d'arguments, pas d'exceptions).</text:span><text:span text:style-name="T21"> Dans un <text:tab/></text:span><text:span text:style-name="T4">println</text:span><text:span text:style-name="T21">, il l'appelera tout seul si elle est définie, même pour une classe custom.</text:span></text:p>
      <text:p text:style-name="P1"><text:span text:style-name="T21"/></text:p>
      <text:p text:style-name="P72"><text:span text:style-name="T21">O</text:span><text:span text:style-name="T17">n peut mettre plusieurs classes dans un fichier.</text:span></text:p>
      <text:p text:style-name="P1"/>
      <text:p text:style-name="P1">Le JDK sert à pseudo-compiler vers le .class, qui est portable sur toute architecture sur laquelle est <text:tab/>installée une JVM. Cette étape suivante, pour passer du bytecode à l'opcode, est gérée par <text:tab/>l'interpréteur dans la JVM ; il s'agit ici du JRE (Java Runtime Environment). Le JRE est <text:tab/>donc nécessaire pour exécuter du Java, et le JDK (beaucoup plus lourd) pour en compiler.</text:p>
      <text:p text:style-name="P73"><text:tab/>L'avantage de Java, c'est donc la portabilité ; partout où il y a une JVM, c'est bon.</text:p>
      <text:p text:style-name="P1"/>
      <text:p text:style-name="P3">Java n'est pas qu'un langage, c'est un environnement, un système à tendance autarcique (offre <text:tab/>pléthorique au niveau de la lib standard).</text:p>
      <text:p text:style-name="P3"/>
      <text:p text:style-name="P4">char sur 2 octets (donc support <text:span text:style-name="T16">natif </text:span>pour l'UTF-8).</text:p>
      <text:p text:style-name="P5"><text:tab/><text:span text:style-name="T1">== ne compare pas entre strings mais compare si l'objet pointé est le même. </text:span><text:span text:style-name="T2">str.equals()</text:span><text:span text:style-name="T1"> !</text:span></text:p>
      <text:p text:style-name="P57"/>
      <text:p text:style-name="P44">Un tableau statique doit être instancié sur la même ligne que sa déclaration.</text:p>
      <text:p text:style-name="P44">Un tableau dynamique doit être initialisé avec <text:span text:style-name="T1">new</text:span><text:span text:style-name="T17">.</text:span></text:p>
      <text:p text:style-name="P7"/>
      <text:p text:style-name="P9">Conventions de nommage :</text:p>
      <text:p text:style-name="P8"><text:tab/>- Camelcase </text:p>
      <text:p text:style-name="P8"><text:tab/>- Classe commence par une maj <text:s/>(donc nom de fichier aussi)</text:p>
      <text:p text:style-name="P8"><text:tab/>- Variable commence par une min</text:p>
      <text:p text:style-name="P8"><text:tab/>- Si constante, nom en maj avec des underscores.</text:p>
      <text:p text:style-name="P8"/>
      <text:p text:style-name="P45"><text:span text:style-name="T17">On peut surcharger ssi le nombre ou type des paramètres d'entrées ou de sortie change</text:span><text:span text:style-name="T18"> </text:span><text:span text:style-name="T22">SAUF SI</text:span><text:span text:style-name="T25"> <text:tab/>seul le type de retour change (l'interpréteur ne saura pas faire la différence entre les deux)</text:span></text:p>
      <text:p text:style-name="P10"/>
      <text:p text:style-name="P46"><text:span text:style-name="T11">s</text:span><text:span text:style-name="T10">tatic</text:span><text:span text:style-name="T24"> = appelable même sans instanciation. Par exemple, dans java.maths, les fonctions sont static, <text:tab/></text:span><text:span text:style-name="T26"><text:tab/></text:span><text:span text:style-name="T24">on a pas besoin d'instancier un constructeur de maths pour utiliser une fonction. Par </text:span><text:span text:style-name="T26"><text:tab/><text:tab/></text:span><text:span text:style-name="T24">ailleurs, une variable </text:span><text:span text:style-name="T10">static</text:span><text:span text:style-name="T24"> est stockée dans un unique espace mémoire ; 3 instances </text:span><text:span text:style-name="T26"><text:tab/><text:tab/></text:span><text:span text:style-name="T24">d'une classe auront la valeur du </text:span><text:span text:style-name="T10">static</text:span><text:span text:style-name="T24"> partagée par ces instances.</text:span></text:p>
      <text:p text:style-name="P46"><text:span text:style-name="T24"><text:tab/>Typiquement, une constante, une pseudo-bdd (puisque tout le monde partage la même et les <text:tab/></text:span><text:span text:style-name="T26"><text:tab/></text:span><text:span text:style-name="T24">modifications se répercutent donc) est </text:span><text:span text:style-name="T10">static</text:span></text:p>
      <text:p text:style-name="P46"><text:span text:style-name="T24"><text:tab/>Donc </text:span><text:span text:style-name="T10">static</text:span><text:span text:style-name="T24"> = on partage</text:span><text:span text:style-name="T26">. Pas de </text:span><text:span text:style-name="T12">this</text:span><text:span text:style-name="T26"> (pas d'instances)</text:span></text:p>
      <text:p text:style-name="P48"><text:span text:style-name="T24"><text:tab/>Pas besoin de méthodes </text:span><text:span text:style-name="T10">static</text:span><text:span text:style-name="T24"> la plupart du temps. Tant que </text:span><text:span text:style-name="T10">new</text:span><text:span text:style-name="T24"> n'a pas été appelé, rien <text:tab/><text:tab/><text:tab/>n'existe sauf ce qui est </text:span><text:span text:style-name="T10">static</text:span><text:span text:style-name="T24">.</text:span></text:p>
      <text:p text:style-name="P11"/>
      <text:p text:style-name="P47"><text:span text:style-name="T10">final</text:span><text:span text:style-name="T24"> = pas modifiable. </text:span><text:span text:style-name="T26">Une constante est donc </text:span><text:span text:style-name="T12">static final</text:span><text:span text:style-name="T13">.</text:span></text:p>
      <text:p text:style-name="P47"><text:span text:style-name="T13"><text:tab/></text:span><text:span text:style-name="T31">Pas héritable non plus (on peut déclarer une classe en </text:span><text:span text:style-name="T13">final</text:span><text:span text:style-name="T31">).</text:span></text:p>
      <text:p text:style-name="P58"/>
      <text:p text:style-name="P6"><text:span text:style-name="T34">P</text:span><text:span text:style-name="T33">ossibilité de faire des packages (obligé en JavaCard ou pour faire des </text:span><text:span text:style-name="T10">.jar</text:span><text:span text:style-name="T33"> = fichier </text:span><text:span text:style-name="T10">.zip</text:span><text:span text:style-name="T33"> qui <text:tab/>contient des fichiers </text:span><text:span text:style-name="T10">.class</text:span><text:span text:style-name="T33"> et un fichier contenant l'endroit où aller chercher le bootstrap (le <text:tab/>main)).</text:span></text:p>
      <text:p text:style-name="P12"><text:soft-page-break/><text:tab/>Nom du répertoire doit être = au nom du package.</text:p>
      <text:p text:style-name="P13"><text:tab/>Convention pour le nommage : le nom du package commence par un nom de domaine qu'on</text:p>
      <text:p text:style-name="P13"><text:tab/><text:tab/>contrôle</text:p>
      <text:p text:style-name="P66"><text:span text:style-name="T33">Idéal : expliciter les classes qu'on va chercher (pas de .*</text:span><text:span text:style-name="T38">http://192.168.20.100/~user/Remise_a_niveau_java/partie_4/</text:span><text:span text:style-name="T33">), pour pas toutes aller les chercher et pour <text:tab/>que ça <text:s/>soit clair à la lecture (on sait d'où une classe utilisée vient</text:span><text:span text:style-name="T35">, et pas d'ambigüité</text:span><text:span text:style-name="T33">).</text:span></text:p>
      <text:p text:style-name="P49"><text:span text:style-name="T33">protected</text:span><text:span text:style-name="T24"> </text:span><text:span text:style-name="T29">visible pour les héritiers, protégé pour les autres.</text:span></text:p>
      <text:p text:style-name="P52"><text:span text:style-name="T23"><text:tab/></text:span><text:span text:style-name="T24">On peut mettre des variables en </text:span><text:span text:style-name="T33">protected</text:span><text:span text:style-name="T37">/private</text:span><text:span text:style-name="T24"> mais pouvoir les récupérer ailleurs avec </text:span><text:span text:style-name="T30"><text:tab/><text:tab/></text:span><text:span text:style-name="T24">des </text:span><text:span text:style-name="T33">getters</text:span><text:span text:style-name="T24">.</text:span><text:span text:style-name="T30"> Ce qui permet d'interdire la modification et d'autoriser la lecture par <text:tab/><text:tab/><text:tab/>exemple. En général, un </text:span><text:span text:style-name="T37">setter</text:span><text:span text:style-name="T30"> serait associé à une authentification.</text:span></text:p>
      <text:p text:style-name="P14"/>
      <text:p text:style-name="P15">En Java, args[0] = premier argument (pas le nom du programme).</text:p>
      <text:p text:style-name="P15"/>
      <text:p text:style-name="P16">"015648" =&gt; (int) 015648 <text:s text:c="2"/>-----&gt; int = Integer.parseInt ( string )</text:p>
      <text:p text:style-name="P50"><text:span text:style-name="T24"><text:tab/>Si </text:span><text:span text:style-name="T33">string</text:span><text:span text:style-name="T24"> contient des caractères autres que numériques, exception.</text:span></text:p>
      <text:p text:style-name="P16"/>
      <text:p text:style-name="P16"/>
      <text:p text:style-name="P51"><text:span text:style-name="T24">Définir plusieurs constructeurs à la chaîne comme dans </text:span><text:span text:style-name="T33">Vecteur3D.java</text:span><text:span text:style-name="T24"> avec les </text:span><text:span text:style-name="T33">this</text:span><text:span text:style-name="T24">.</text:span></text:p>
      <text:p text:style-name="P51"><text:span text:style-name="T24"><text:tab/></text:span><text:span text:style-name="T33">this.attribut</text:span></text:p>
      <text:p text:style-name="P51"><text:span text:style-name="T33"><text:tab/>this(valeurs)</text:span><text:span text:style-name="T24"> = appelle le constructeur de cette classe avec ces valeurs</text:span></text:p>
      <text:p text:style-name="P51"><text:span text:style-name="T24"><text:tab/>Permet de faire des chaînages simples et intelligents pour pouvoir faire des fonctionnalités <text:tab/><text:tab/>différentes selon les cas</text:span><text:span text:style-name="T27"> (</text:span><text:span text:style-name="T36">ex :</text:span><text:span text:style-name="T27"> le constructeur général, chaîné pour un cas particulier).</text:span></text:p>
      <text:p text:style-name="P17"/>
      <text:p text:style-name="P53"><text:span text:style-name="T27">F</text:span><text:span text:style-name="T24">onctionne toujours en références (comme des pointeurs) ; on modifie toujours la "vraie" valeur et <text:tab/>pas une </text:span><text:span text:style-name="T28">"copie".</text:span></text:p>
      <text:p text:style-name="P18"/>
      <text:p text:style-name="P18"/>
      <text:p text:style-name="P54"><text:span text:style-name="T24">Java va résoudre le nom d'une fonction en regardant les classes importées et celles de la lib <text:tab/>standard. Il a aussi une variable </text:span><text:span text:style-name="T33">classpath</text:span><text:span text:style-name="T24"> personnelle qui contient toujours par défaut le <text:tab/>dossier courant ; les classes du dossier courant n'ont donc pas à être </text:span><text:span text:style-name="T33">import</text:span><text:span text:style-name="T24"> ; il les trouvera <text:tab/>toutes seules.</text:span></text:p>
      <text:p text:style-name="P19"><text:tab/>Si on fait un package, ça marche plus : les classes seront dans des répertoires différents (une <text:tab/><text:tab/>par package). Il faut importer.</text:p>
      <text:p text:style-name="P55"><text:span text:style-name="T24"><text:tab/>Pour un fichier </text:span><text:span text:style-name="T33">.jar</text:span><text:span text:style-name="T24"> , il faut l'ajouter au </text:span><text:span text:style-name="T33">classpath</text:span><text:span text:style-name="T24">.</text:span></text:p>
      <text:p text:style-name="P20"/>
      <text:p text:style-name="P20"/>
      <text:p text:style-name="P56"><text:span text:style-name="T24">Héritage : </text:span><text:span text:style-name="T33">Foo </text:span><text:span text:style-name="T32">extends</text:span><text:span text:style-name="T33"> Bar {</text:span></text:p>
      <text:p text:style-name="P21"><text:tab/>Avec l'héritage on peut surcharger une méthode même avec des paramètres identiques ; la <text:tab/><text:tab/>précédente est alors complètement remplacée.</text:p>
      <text:p text:style-name="P21"><text:tab/><text:span text:style-name="T1">super</text:span> = <text:span text:style-name="T1">this</text:span> pour la classe parente.<text:span text:style-name="T39"> On ne pas pas explicitement chaîner les </text:span><text:span text:style-name="T5">super</text:span><text:span text:style-name="T39">, mais on <text:tab/><text:tab/>peut chaîner un </text:span><text:span text:style-name="T5">super</text:span><text:span text:style-name="T39"> avec une méthode qui contiendrait elle-même un </text:span><text:span text:style-name="T5">super</text:span><text:span text:style-name="T39">.</text:span></text:p>
      <text:p text:style-name="P21"/>
      <text:p text:style-name="P22"><text:tab/>On peut appeler une fonction parente : si <text:span text:style-name="T1">etudiant extends personne</text:span>, on peut faire <text:tab/><text:tab/><text:tab/><text:span text:style-name="T1">etudiant.fonctionDePersonne(); </text:span>en plus de <text:span text:style-name="T1">etudiant.fonctionDeEtudiant();</text:span></text:p>
      <text:p text:style-name="P23"><text:tab/>Se combine avec les surcharges/chaînages.</text:p>
      <text:p text:style-name="P22"/>
      <text:p text:style-name="P22">Mono-héritage en Java.</text:p>
      <text:p text:style-name="P21"/>
      <text:p text:style-name="P24">Du cast comme en C :<text:span text:style-name="T1"> long x ; int y = (int) x;</text:span></text:p>
      <text:p text:style-name="P24"><text:tab/>On peut aussi transtyper des classes custom, comme <text:span text:style-name="T1">etudiant e ; personne p = (personne) e;</text:span></text:p>
      <text:p text:style-name="P24"><text:span text:style-name="T1"><text:tab/><text:tab/></text:span>(Ne marche bien sûr pas dans l'autre sens)</text:p>
      <text:p text:style-name="P24"><text:soft-page-break/></text:p>
      <text:p text:style-name="P24"/>
      <text:p text:style-name="P25">Classe primordiale en Java : <text:span text:style-name="T1">Object</text:span></text:p>
      <text:p text:style-name="P25"/>
      <text:p text:style-name="P25"/>
      <text:p text:style-name="P26">Interface : <text:span text:style-name="T1">Foo </text:span><text:span text:style-name="T14">implements</text:span><text:span text:style-name="T32"> </text:span><text:span text:style-name="T1">Bar, Bar2 {</text:span></text:p>
      <text:p text:style-name="P26"><text:span text:style-name="T1"><text:tab/></text:span>Multiple interfaçage possible<text:span text:style-name="T54">.</text:span></text:p>
      <text:p text:style-name="P68"><text:tab/>Interface = on met dans la première classe, celle de l'interface, uniquement les headers des <text:tab/><text:tab/>fonctions qui devront être présentes dans les implémentations de cette interface.</text:p>
      <text:p text:style-name="P68"><text:tab/><text:tab/>Celles-ci les définiront.</text:p>
      <text:p text:style-name="P68"/>
      <text:p text:style-name="P26"/>
      <text:p text:style-name="P27">Les exceptions sont <text:span text:style-name="T40">levées</text:span> à l'exécution.<text:span text:style-name="T41"> Le traitement des exceptions = "attraper des exceptions".</text:span></text:p>
      <text:p text:style-name="P28"><text:tab/><text:span text:style-name="T1">try{X} catch (Exception e){Y}</text:span></text:p>
      <text:p text:style-name="P28"><text:tab/><text:tab/>X : action risquée, typiquement une interaction avec l'extérieur</text:p>
      <text:p text:style-name="P28"><text:tab/><text:tab/>Y : chose à faire</text:p>
      <text:p text:style-name="P28"><text:tab/>On peut lister nommément les exceptions, <text:span text:style-name="T1">Exception &lt;- FileNotFoundException</text:span> , suivi d'un <text:tab/><text:tab/>autre <text:span text:style-name="T1">catch (ArithmeticException e2){Z} </text:span>pour continuer</text:p>
      <text:p text:style-name="P28"><text:tab/>Et on finit par le dernier "<text:span text:style-name="T1">catch (Exception e){Y}</text:span>" qui est le cas par défaut : <text:span text:style-name="T1">Exception</text:span> est <text:tab/><text:tab/>celle qui sera toujours appelée en cas d'erreur en Java.</text:p>
      <text:p text:style-name="P28"/>
      <text:p text:style-name="P29"><text:tab/>On peut propager les exceptions au lieu de les traiter, avec <text:span text:style-name="T14">throws</text:span>, et c'est la fonction <text:tab/><text:tab/><text:tab/>appelante qui pourra la récupérer et la traiter.</text:p>
      <text:p text:style-name="P30"><text:tab/><text:tab/>Au lieu de la gérer directement dans la méthode en question avec un try/catch</text:p>
      <text:p text:style-name="P31"><text:tab/><text:span text:style-name="T46">En général mieux de le faire pour chaque méthode, et donc de try/catch.</text:span></text:p>
      <text:p text:style-name="P31"/>
      <text:p text:style-name="P31"><text:tab/>On peut créer sa propre exception avec <text:span text:style-name="T14">throw</text:span>. <text:span text:style-name="T42">On peut forcer leur déclenchement lors d'un <text:tab/><text:tab/>test (test de X si on doit diviser par X par exemple).</text:span></text:p>
      <text:p text:style-name="P31"/>
      <text:p text:style-name="P36"><text:tab/>Quand une exception est levée, le reste du bloc de code après l'endroit où l'exception a été <text:tab/><text:tab/>levée n'est pas exécuté<text:span text:style-name="T43"> ! Attention à ça. </text:span></text:p>
      <text:p text:style-name="P37"><text:tab/>Un try autour de la boucle OUX à l'intérieur de la boucle change tout, si c'est autour et que <text:tab/><text:tab/>ça lève, toute la boucle saute</text:p>
      <text:p text:style-name="P31"/>
      <text:p text:style-name="P31"/>
      <text:p text:style-name="P32"><text:span text:style-name="T1">java.lang</text:span> équivalent à <text:span text:style-name="T1">stdlib</text:span> en C</text:p>
      <text:p text:style-name="P32"><text:span text:style-name="T1">java.io</text:span> équivalent à <text:span text:style-name="T1">stdio</text:span> en C</text:p>
      <text:p text:style-name="P33">... et d'autres, voir le cours de Guyot.</text:p>
      <text:p text:style-name="P33"/>
      <text:p text:style-name="P33"/>
      <text:p text:style-name="P34">Beaucoup de méthodes innées pour de la manipulation de strings.</text:p>
      <text:p text:style-name="P35">Il y a aussi la classe StringBuffer, qui permet non plus de récupérer de l'information mais de <text:tab/>modifier de l'information (comme si on jouait avec des pointeurs en C).</text:p>
      <text:p text:style-name="P43">Classe <text:span text:style-name="T1">StringTokenizer</text:span> permet de traiter des strings aussi, comme séparer des éléments avec des <text:tab/><text:span text:style-name="T46">séparateurs</text:span>, puis les traiter facilement, etc.<text:span text:style-name="T45"> Typiquement, l'utilisateur écrit des entiers à <text:tab/>sommer ("10 16", séparateur=" "), et on les récupère de cette façon.</text:span></text:p>
      <text:p text:style-name="P38"/>
      <text:p text:style-name="P39">Des dizaines de classes de flux différents sont déjà là à utiliser, selon les types, les flux....</text:p>
      <text:p text:style-name="P40"><text:tab/>On peut <text:span text:style-name="T1">read/write</text:span>, mais de nombreuses autres classes sont là pour faire ça mieux.</text:p>
      <text:p text:style-name="P40"/>
      <text:p text:style-name="P41"><text:span text:style-name="T1">stdin/stdout</text:span> du C/C++ devient ici <text:span text:style-name="T1">System.in</text:span> et <text:span text:style-name="T1">System.out</text:span></text:p>
      <text:p text:style-name="P39"/>
      <text:p text:style-name="P42"><text:soft-page-break/>Saisie clavier : <text:span text:style-name="T1">BufferedReader entree = new BufferedReader (new InputStreamReader(System.in));</text:span></text:p>
      <text:p text:style-name="P42"><text:span text:style-name="T1"><text:tab/></text:span>Ensuite on peut faire avec <text:span text:style-name="T1">ligne = entree.readLine();</text:span> et traiter <text:span text:style-name="T1">lign</text:span><text:span text:style-name="T6">e </text:span><text:span text:style-name="T44">pour la suite</text:span></text:p>
      <text:p text:style-name="P59"><text:tab/>On traite le flux dans un <text:span text:style-name="T1">while (ligne=entree.readLine() != null) </text:span>pour aller de paramètre en <text:tab/><text:tab/>paramètre.</text:p>
      <text:p text:style-name="P64"><text:tab/>Il y a un <text:span text:style-name="T49">snippet</text:span> tout fait pour de l'output dans le code de M. Guyot<text:span text:style-name="T50"> (</text:span><text:span text:style-name="T7">TCPServer.java</text:span><text:span text:style-name="T50">)</text:span>.</text:p>
      <text:p text:style-name="P60">On peut tester les caractères aussi (dans la classe <text:span text:style-name="T1">Character</text:span>, <text:span text:style-name="T1">isALetter()</text:span> / <text:span text:style-name="T1">isANumber()</text:span>...) qu'on <text:tab/>devra tester sur chaque caractère intéressant d'un string via une boucle</text:p>
      <text:p text:style-name="P60"/>
      <text:p text:style-name="P61">Multi-threading : </text:p>
      <text:p text:style-name="P61"/>
      <text:p text:style-name="P61"><text:tab/><text:span text:style-name="T1">start()</text:span> vient avec la classe Thread</text:p>
      <text:p text:style-name="P61"><text:tab/>Il faut <text:span text:style-name="T48">implémenter</text:span> la méthode <text:span text:style-name="T1">run()</text:span> parce qu'elle sera <text:span text:style-name="T1">forkée</text:span> par <text:span text:style-name="T1">start</text:span>. <text:span text:style-name="T1">run</text:span> fait l'action <text:span text:style-name="T48"><text:tab/><text:tab/><text:tab/></text:span>qu'on souhaite, et <text:span text:style-name="T1">run</text:span><text:span text:style-name="T9">()</text:span> doit être sans arguments, public, void et ne pas retourner <text:span text:style-name="T48"><text:tab/><text:tab/><text:tab/>(propager en fait) </text:span>d'exceptions.<text:span text:style-name="T53"> </text:span><text:span text:style-name="T9">run()</text:span><text:span text:style-name="T53"> fait le traitement.</text:span></text:p>
      <text:p text:style-name="P62"><text:tab/>En pratique, par exemple pour un serveur qui doit communiquer avec plusieurs clients, il <text:tab/><text:tab/>suffit de programmer <text:span text:style-name="T52">qu'</text:span>à chaque nouveau client <text:span text:style-name="T52">on</text:span> instancie un nouve<text:span text:style-name="T51">au </text:span><text:span text:style-name="T8">start</text:span><text:span text:style-name="T51"> pour <text:tab/><text:tab/>relancer l'écoute en plus d'avoir accepté le premier (</text:span><text:span text:style-name="T8">TCPServer.java</text:span><text:span text:style-name="T51">).</text:span></text:p>
      <text:p text:style-name="P62"><text:tab/></text:p>
      <text:p text:style-name="P62">Exemple simple pour 2 threads :</text:p>
      <text:p text:style-name="P62"/>
      <text:p text:style-name="P69"><text:tab/>public class Foo extends Thread {</text:p>
      <text:p text:style-name="P69"><text:tab/><text:tab/></text:p>
      <text:p text:style-name="P69"><text:tab/><text:tab/>public Foo(){</text:p>
      <text:p text:style-name="P69"><text:tab/><text:tab/><text:tab/>start();</text:p>
      <text:p text:style-name="P69"><text:tab/><text:tab/><text:tab/>while(true)</text:p>
      <text:p text:style-name="P69"><text:tab/><text:tab/><text:tab/><text:tab/>System.out.println("A");</text:p>
      <text:p text:style-name="P69"><text:tab/><text:tab/>}</text:p>
      <text:p text:style-name="P69"/>
      <text:p text:style-name="P69"><text:tab/><text:tab/>public void run(){</text:p>
      <text:p text:style-name="P69"><text:tab/><text:tab/><text:tab/>while(true)</text:p>
      <text:p text:style-name="P69"><text:tab/><text:tab/><text:tab/><text:tab/>System.out.println("B");</text:p>
      <text:p text:style-name="P69"><text:tab/><text:tab/>}</text:p>
      <text:p text:style-name="P69"/>
      <text:p text:style-name="P69"><text:tab/><text:tab/>public static void main(String[] args){</text:p>
      <text:p text:style-name="P69"><text:tab/><text:tab/><text:tab/>new Foo()<text:span text:style-name="T47">;</text:span></text:p>
      <text:p text:style-name="P69"><text:tab/><text:tab/>}</text:p>
      <text:p text:style-name="P70"><text:tab/>}</text:p>
      <text:p text:style-name="P62"/>
      <text:p text:style-name="P62"/>
      <text:p text:style-name="P63">En pratique, comme le scheduler donne un temps à chaque process et qu'un println est très court, il <text:tab/>y aura plusieurs passages dans la boucle avant de changer de thread.</text:p>
      <text:p text:style-name="P63"/>
      <text:p text:style-name="P65">Si on avait voulu garder un tableau des users, ou d'une donnée quelconque, elle aurait du être <text:span text:style-name="T1">static.</text:span></text:p>
      <text:p text:style-name="P65"><text:span text:style-name="T1"/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09:35.564451412</meta:creation-date>
    <dc:date>2016-10-12T12:14:28.099557931</dc:date>
    <meta:editing-duration>PT4H7M35S</meta:editing-duration>
    <meta:editing-cycles>84</meta:editing-cycles>
    <meta:generator>LibreOffice/5.2.2.2.0$Linux_X86_64 LibreOffice_project/20m0$Build-2</meta:generator>
    <meta:document-statistic meta:table-count="0" meta:image-count="0" meta:object-count="0" meta:page-count="4" meta:paragraph-count="104" meta:word-count="1486" meta:character-count="9263" meta:non-whitespace-character-count="7709"/>
  </office:meta>
</office:document-meta>
</file>